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24-12-17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004" calcext:value-type="float">
            <text:p>84.1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22-12-07 2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096" calcext:value-type="float">
            <text:p>83.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21-12-14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8056" calcext:value-type="float">
            <text:p>84.2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20-12-10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424" calcext:value-type="float">
            <text:p>83.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19-12-12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3072" calcext:value-type="float">
            <text:p>83.2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17-12-1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6912" calcext:value-type="float">
            <text:p>83.4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16-12-09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0568" calcext:value-type="float">
            <text:p>83.0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2344" calcext:value-type="float">
            <text:p>82.7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3904" calcext:value-type="float">
            <text:p>83.8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1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608" calcext:value-type="float">
            <text:p>82.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1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484" calcext:value-type="float">
            <text:p>82.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1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0448" calcext:value-type="float">
            <text:p>82.0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0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2872" calcext:value-type="float">
            <text:p>81.6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0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1208" calcext:value-type="float">
            <text:p>81.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0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432" calcext:value-type="float">
            <text:p>80.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0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1104" calcext:value-type="float">
            <text:p>80.4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0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34384" calcext:value-type="float">
            <text:p>80.0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0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2656" calcext:value-type="float">
            <text:p>82.9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0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064" calcext:value-type="float">
            <text:p>81.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9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0248" calcext:value-type="float">
            <text:p>80.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9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672" calcext:value-type="float">
            <text:p>80.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97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5816" calcext:value-type="float">
            <text:p>81.5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9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6512" calcext:value-type="float">
            <text:p>80.2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9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888" calcext:value-type="float">
            <text:p>78.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9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0864" calcext:value-type="float">
            <text:p>78.5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9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15896" calcext:value-type="float">
            <text:p>78.4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9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4216" calcext:value-type="float">
            <text:p>78.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9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9968" calcext:value-type="float">
            <text:p>78.2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8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516" calcext:value-type="float">
            <text:p>79.3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86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7664" calcext:value-type="float">
            <text:p>79.6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8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8552" calcext:value-type="float">
            <text:p>77.5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8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0304" calcext:value-type="float">
            <text:p>77.8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5272" calcext:value-type="float">
            <text:p>77.9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8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4336" calcext:value-type="float">
            <text:p>77.3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864" calcext:value-type="float">
            <text:p>76.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7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4384" calcext:value-type="float">
            <text:p>76.2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7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